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e43b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55694384" text:id="ct10555315569438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53562912" text:id="ct10555315356291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59791968" text:id="ct1055531597919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59792176" text:id="ct10555315979217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59792384" text:id="ct10555315979238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59792592" text:id="ct10555315979259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55694384"/><text:change-start text:change-id="ct105553153562912"/>Adopt<text:change-end text:change-id="ct105553153562912"/>ed<text:change-start text:change-id="ct105553159791968"/> as a <text:change-end text:change-id="ct105553159791968"/>NMRA <text:change-start text:change-id="ct105553159792176"/>Standard<text:change-end text:change-id="ct105553159792176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5553159792384"/><text:change-start text:change-id="ct105553159792592"/>Version History<text:change-end text:change-id="ct10555315979259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e43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5:30.277723283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nfiguration Description Information (CDI)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4.1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8H51M57S</meta:editing-duration>
    <meta:generator>LibreOffice/4.4.0.3$MacOSX_X86_64 LibreOffice_project/de093506bcdc5fafd9023ee680b8c60e3e0645d7</meta:generator>
    <dc:date>2015-02-24T17:35:30.171037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77" meta:non-whitespace-character-count="407"/>
  </office:meta>
</office:document-meta>
</file>